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93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</office:automatic-styles>
  <office:body>
    <office:spreadsheet>
      <table:calculation-settings table:automatic-find-labels="false" table:use-regular-expressions="false" table:use-wildcards="true"/>
      <table:table table:name="prostate_all_samples_fold_chang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74" table:default-cell-style-name="ce1"/>
        <table:table-row table:style-name="ro1">
          <table:table-cell office:value-type="string" calcext:value-type="string">
            <text:p>P0630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631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620</text:p>
          </table:table-cell>
          <table:table-cell office:value-type="float" office:value="0.294262659659" calcext:value-type="float">
            <text:p>0.29426265965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622</text:p>
          </table:table-cell>
          <table:table-cell office:value-type="float" office:value="1.286298702852" calcext:value-type="float">
            <text:p>1.28629870285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623</text:p>
          </table:table-cell>
          <table:table-cell office:value-type="float" office:value="-1.924610601291" calcext:value-type="float">
            <text:p>-1.92461060129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20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6IS14</text:p>
          </table:table-cell>
          <table:table-cell office:value-type="float" office:value="-0.409693078527" calcext:value-type="float">
            <text:p>-0.40969307852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813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400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8074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9533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5109</text:p>
          </table:table-cell>
          <table:table-cell office:value-type="float" office:value="-0.528110402737" calcext:value-type="float">
            <text:p>-0.52811040273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6702</text:p>
          </table:table-cell>
          <table:table-cell office:value-type="float" office:value="-0.300599504107" calcext:value-type="float">
            <text:p>-0.30059950410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1949</text:p>
          </table:table-cell>
          <table:table-cell office:value-type="float" office:value="5.114285966134" calcext:value-type="float">
            <text:p>5.11428596613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1916</text:p>
          </table:table-cell>
          <table:table-cell office:value-type="float" office:value="0.870755951674" calcext:value-type="float">
            <text:p>0.87075595167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792</text:p>
          </table:table-cell>
          <table:table-cell office:value-type="float" office:value="2.440712781018" calcext:value-type="float">
            <text:p>2.44071278101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842</text:p>
          </table:table-cell>
          <table:table-cell office:value-type="float" office:value="-0.474527472194" calcext:value-type="float">
            <text:p>-0.47452747219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58EX2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0441</text:p>
          </table:table-cell>
          <table:table-cell office:value-type="float" office:value="1.566436801036" calcext:value-type="float">
            <text:p>1.56643680103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763</text:p>
          </table:table-cell>
          <table:table-cell office:value-type="float" office:value="2.99095878148" calcext:value-type="float">
            <text:p>2.99095878148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3652</text:p>
          </table:table-cell>
          <table:table-cell office:value-type="float" office:value="-2.764066706838" calcext:value-type="float">
            <text:p>-2.76406670683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760</text:p>
          </table:table-cell>
          <table:table-cell office:value-type="float" office:value="0.712841609154" calcext:value-type="float">
            <text:p>0.71284160915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073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176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2158</text:p>
          </table:table-cell>
          <table:table-cell office:value-type="float" office:value="1.149706626965" calcext:value-type="float">
            <text:p>1.14970662696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7797</text:p>
          </table:table-cell>
          <table:table-cell office:value-type="float" office:value="1.669994452365" calcext:value-type="float">
            <text:p>1.66999445236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6830</text:p>
          </table:table-cell>
          <table:table-cell office:value-type="float" office:value="3.770270209404" calcext:value-type="float">
            <text:p>3.77027020940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UHL4</text:p>
          </table:table-cell>
          <table:table-cell office:value-type="float" office:value="1.075921883696" calcext:value-type="float">
            <text:p>1.07592188369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9327</text:p>
          </table:table-cell>
          <table:table-cell office:value-type="float" office:value="2.448678543666" calcext:value-type="float">
            <text:p>2.44867854366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8118</text:p>
          </table:table-cell>
          <table:table-cell office:value-type="float" office:value="1.223944702758" calcext:value-type="float">
            <text:p>1.22394470275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6KK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987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6FI1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677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71UI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8424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2805</text:p>
          </table:table-cell>
          <table:table-cell office:value-type="float" office:value="-1.564078769388" calcext:value-type="float">
            <text:p>-1.56407876938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43653</text:p>
          </table:table-cell>
          <table:table-cell office:value-type="float" office:value="0.792097740559" calcext:value-type="float">
            <text:p>0.79209774055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269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4096</text:p>
          </table:table-cell>
          <table:table-cell office:value-type="float" office:value="2.19206921763" calcext:value-type="float">
            <text:p>2.19206921763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110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6326</text:p>
          </table:table-cell>
          <table:table-cell office:value-type="float" office:value="-2.884454752768" calcext:value-type="float">
            <text:p>-2.88445475276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751</text:p>
          </table:table-cell>
          <table:table-cell office:value-type="float" office:value="-0.241401918879" calcext:value-type="float">
            <text:p>-0.24140191887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2273</text:p>
          </table:table-cell>
          <table:table-cell office:value-type="float" office:value="-2.984557088793" calcext:value-type="float">
            <text:p>-2.98455708879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770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315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011</text:p>
          </table:table-cell>
          <table:table-cell office:value-type="float" office:value="0.190540239499" calcext:value-type="float">
            <text:p>0.19054023949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0709</text:p>
          </table:table-cell>
          <table:table-cell office:value-type="float" office:value="0.373462455108" calcext:value-type="float">
            <text:p>0.37346245510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00468</text:p>
          </table:table-cell>
          <table:table-cell office:value-type="float" office:value="1.693208982711" calcext:value-type="float">
            <text:p>1.69320898271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9666</text:p>
          </table:table-cell>
          <table:table-cell office:value-type="float" office:value="0.11225129809" calcext:value-type="float">
            <text:p>0.11225129809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004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80511</text:p>
          </table:table-cell>
          <table:table-cell office:value-type="float" office:value="-0.209365930108" calcext:value-type="float">
            <text:p>-0.20936593010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8104</text:p>
          </table:table-cell>
          <table:table-cell office:value-type="float" office:value="2.053399519044" calcext:value-type="float">
            <text:p>2.05339951904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675</text:p>
          </table:table-cell>
          <table:table-cell office:value-type="float" office:value="-1.694675672531" calcext:value-type="float">
            <text:p>-1.69467567253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8871</text:p>
          </table:table-cell>
          <table:table-cell office:value-type="float" office:value="-2.780606371154" calcext:value-type="float">
            <text:p>-2.78060637115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742</text:p>
          </table:table-cell>
          <table:table-cell office:value-type="float" office:value="-2.513651844007" calcext:value-type="float">
            <text:p>-2.51365184400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834</text:p>
          </table:table-cell>
          <table:table-cell office:value-type="float" office:value="-0.853948178617" calcext:value-type="float">
            <text:p>-0.85394817861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462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0085</text:p>
          </table:table-cell>
          <table:table-cell office:value-type="float" office:value="1.963804351124" calcext:value-type="float">
            <text:p>1.96380435112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8NFU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8380</text:p>
          </table:table-cell>
          <table:table-cell office:value-type="float" office:value="0.782230445582" calcext:value-type="float">
            <text:p>0.78223044558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Y3R5</text:p>
          </table:table-cell>
          <table:table-cell office:value-type="float" office:value="3.113535996749" calcext:value-type="float">
            <text:p>3.11353599674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9816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5232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2937</text:p>
          </table:table-cell>
          <table:table-cell office:value-type="float" office:value="2.393584172975" calcext:value-type="float">
            <text:p>2.3935841729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6703</text:p>
          </table:table-cell>
          <table:table-cell office:value-type="float" office:value="-0.367985935493" calcext:value-type="float">
            <text:p>-0.36798593549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492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179</text:p>
          </table:table-cell>
          <table:table-cell office:value-type="float" office:value="0.112459258504" calcext:value-type="float">
            <text:p>0.11245925850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563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2988</text:p>
          </table:table-cell>
          <table:table-cell office:value-type="float" office:value="1.956978359781" calcext:value-type="float">
            <text:p>1.95697835978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7Z6Z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6CN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291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61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8IVF2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114</text:p>
          </table:table-cell>
          <table:table-cell office:value-type="float" office:value="-1.314806200737" calcext:value-type="float">
            <text:p>-1.31480620073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H3Z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Y490</text:p>
          </table:table-cell>
          <table:table-cell office:value-type="float" office:value="0.121436073427" calcext:value-type="float">
            <text:p>0.12143607342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766</text:p>
          </table:table-cell>
          <table:table-cell office:value-type="float" office:value="-1.661941840119" calcext:value-type="float">
            <text:p>-1.66194184011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9599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4550</text:p>
          </table:table-cell>
          <table:table-cell office:value-type="float" office:value="1.290763082139" calcext:value-type="float">
            <text:p>1.29076308213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508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3510</text:p>
          </table:table-cell>
          <table:table-cell office:value-type="float" office:value="0.680855602139" calcext:value-type="float">
            <text:p>0.68085560213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0925</text:p>
          </table:table-cell>
          <table:table-cell office:value-type="float" office:value="2.22653487782" calcext:value-type="float">
            <text:p>2.22653487782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UHI8</text:p>
          </table:table-cell>
          <table:table-cell office:value-type="float" office:value="1.868097907511" calcext:value-type="float">
            <text:p>1.86809790751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671</text:p>
          </table:table-cell>
          <table:table-cell office:value-type="float" office:value="-1.786302700665" calcext:value-type="float">
            <text:p>-1.78630270066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2942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75223</text:p>
          </table:table-cell>
          <table:table-cell office:value-type="float" office:value="-0.054280456055" calcext:value-type="float">
            <text:p>-0.05428045605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0558</text:p>
          </table:table-cell>
          <table:table-cell office:value-type="float" office:value="3.477837836145" calcext:value-type="float">
            <text:p>3.47783783614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871</text:p>
          </table:table-cell>
          <table:table-cell office:value-type="float" office:value="-0.838675780505" calcext:value-type="float">
            <text:p>-0.83867578050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2277</text:p>
          </table:table-cell>
          <table:table-cell office:value-type="float" office:value="1.758454892661" calcext:value-type="float">
            <text:p>1.75845489266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854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059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6FE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8669</text:p>
          </table:table-cell>
          <table:table-cell office:value-type="float" office:value="-0.19521753364" calcext:value-type="float">
            <text:p>-0.19521753364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2136</text:p>
          </table:table-cell>
          <table:table-cell office:value-type="float" office:value="1.89861620563" calcext:value-type="float">
            <text:p>1.89861620563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2KHM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2328</text:p>
          </table:table-cell>
          <table:table-cell office:value-type="float" office:value="0.318957751978" calcext:value-type="float">
            <text:p>0.31895775197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457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1684</text:p>
          </table:table-cell>
          <table:table-cell office:value-type="float" office:value="0.327321412139" calcext:value-type="float">
            <text:p>0.32732141213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1981</text:p>
          </table:table-cell>
          <table:table-cell office:value-type="float" office:value="1.547572055456" calcext:value-type="float">
            <text:p>1.54757205545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1947</text:p>
          </table:table-cell>
          <table:table-cell office:value-type="float" office:value="1.81561986012" calcext:value-type="float">
            <text:p>1.81561986012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7348</text:p>
          </table:table-cell>
          <table:table-cell office:value-type="float" office:value="3.062898340671" calcext:value-type="float">
            <text:p>3.06289834067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3104</text:p>
          </table:table-cell>
          <table:table-cell office:value-type="float" office:value="0.331200379368" calcext:value-type="float">
            <text:p>0.33120037936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015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158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220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9652</text:p>
          </table:table-cell>
          <table:table-cell office:value-type="float" office:value="0.930464453273" calcext:value-type="float">
            <text:p>0.93046445327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009</text:p>
          </table:table-cell>
          <table:table-cell office:value-type="float" office:value="0.414211530985" calcext:value-type="float">
            <text:p>0.41421153098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217</text:p>
          </table:table-cell>
          <table:table-cell office:value-type="float" office:value="-1.2528251456" calcext:value-type="float">
            <text:p>-1.2528251456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750</text:p>
          </table:table-cell>
          <table:table-cell office:value-type="float" office:value="-2.161311304355" calcext:value-type="float">
            <text:p>-2.16131130435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023</text:p>
          </table:table-cell>
          <table:table-cell office:value-type="float" office:value="-0.874946811551" calcext:value-type="float">
            <text:p>-0.87494681155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506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7174</text:p>
          </table:table-cell>
          <table:table-cell office:value-type="float" office:value="0.739486447129" calcext:value-type="float">
            <text:p>0.73948644712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9801</text:p>
          </table:table-cell>
          <table:table-cell office:value-type="float" office:value="1.138431411543" calcext:value-type="float">
            <text:p>1.13843141154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2821</text:p>
          </table:table-cell>
          <table:table-cell office:value-type="float" office:value="0.925666262509" calcext:value-type="float">
            <text:p>0.92566626250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339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975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8032</text:p>
          </table:table-cell>
          <table:table-cell office:value-type="float" office:value="3.531664992117" calcext:value-type="float">
            <text:p>3.53166499211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3261</text:p>
          </table:table-cell>
          <table:table-cell office:value-type="float" office:value="0.762893105586" calcext:value-type="float">
            <text:p>0.76289310558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326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2814</text:p>
          </table:table-cell>
          <table:table-cell office:value-type="float" office:value="-0.556301699183" calcext:value-type="float">
            <text:p>-0.55630169918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560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43707</text:p>
          </table:table-cell>
          <table:table-cell office:value-type="float" office:value="1.521028592355" calcext:value-type="float">
            <text:p>1.52102859235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14672</text:p>
          </table:table-cell>
          <table:table-cell office:value-type="float" office:value="-1.392985148138" calcext:value-type="float">
            <text:p>-1.39298514813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344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1766</text:p>
          </table:table-cell>
          <table:table-cell office:value-type="float" office:value="1.556709758494" calcext:value-type="float">
            <text:p>1.55670975849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8NCW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2952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7895</text:p>
          </table:table-cell>
          <table:table-cell office:value-type="float" office:value="2.014844878117" calcext:value-type="float">
            <text:p>2.01484487811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941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918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768</text:p>
          </table:table-cell>
          <table:table-cell office:value-type="float" office:value="-0.737516519313" calcext:value-type="float">
            <text:p>-0.73751651931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075</text:p>
          </table:table-cell>
          <table:table-cell office:value-type="float" office:value="1.17330266311" calcext:value-type="float">
            <text:p>1.17330266311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9972</text:p>
          </table:table-cell>
          <table:table-cell office:value-type="float" office:value="-0.179717731267" calcext:value-type="float">
            <text:p>-0.17971773126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H4A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8838</text:p>
          </table:table-cell>
          <table:table-cell office:value-type="float" office:value="0.776705207433" calcext:value-type="float">
            <text:p>0.77670520743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5144</text:p>
          </table:table-cell>
          <table:table-cell office:value-type="float" office:value="0.289702211279" calcext:value-type="float">
            <text:p>0.28970221127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4802</text:p>
          </table:table-cell>
          <table:table-cell office:value-type="float" office:value="1.617315153526" calcext:value-type="float">
            <text:p>1.61731515352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019</text:p>
          </table:table-cell>
          <table:table-cell office:value-type="float" office:value="-0.034605051654" calcext:value-type="float">
            <text:p>-0.03460505165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6IWH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008</text:p>
          </table:table-cell>
          <table:table-cell office:value-type="float" office:value="-0.421026192655" calcext:value-type="float">
            <text:p>-0.42102619265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083</text:p>
          </table:table-cell>
          <table:table-cell office:value-type="float" office:value="1.067736647333" calcext:value-type="float">
            <text:p>1.06773664733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7355</text:p>
          </table:table-cell>
          <table:table-cell office:value-type="float" office:value="1.131966468678" calcext:value-type="float">
            <text:p>1.13196646867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2429</text:p>
          </table:table-cell>
          <table:table-cell office:value-type="float" office:value="1.296258699255" calcext:value-type="float">
            <text:p>1.29625869925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8758</text:p>
          </table:table-cell>
          <table:table-cell office:value-type="float" office:value="0.402039180176" calcext:value-type="float">
            <text:p>0.40203918017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6481</text:p>
          </table:table-cell>
          <table:table-cell office:value-type="float" office:value="3.848070307056" calcext:value-type="float">
            <text:p>3.84807030705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647</text:p>
          </table:table-cell>
          <table:table-cell office:value-type="float" office:value="-1.113010752697" calcext:value-type="float">
            <text:p>-1.11301075269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5090</text:p>
          </table:table-cell>
          <table:table-cell office:value-type="float" office:value="0.08193360846" calcext:value-type="float">
            <text:p>0.08193360846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649</text:p>
          </table:table-cell>
          <table:table-cell office:value-type="float" office:value="0.40920065289" calcext:value-type="float">
            <text:p>0.40920065289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749</text:p>
          </table:table-cell>
          <table:table-cell office:value-type="float" office:value="-0.546596825679" calcext:value-type="float">
            <text:p>-0.54659682567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116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115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1514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528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ULZ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2484</text:p>
          </table:table-cell>
          <table:table-cell office:value-type="float" office:value="-0.05913954626" calcext:value-type="float">
            <text:p>-0.05913954626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2485</text:p>
          </table:table-cell>
          <table:table-cell office:value-type="float" office:value="3.83761877327" calcext:value-type="float">
            <text:p>3.83761877327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0933</text:p>
          </table:table-cell>
          <table:table-cell office:value-type="float" office:value="2.17627903321" calcext:value-type="float">
            <text:p>2.17627903321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7511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657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637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089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75363</text:p>
          </table:table-cell>
          <table:table-cell office:value-type="float" office:value="1.970897872938" calcext:value-type="float">
            <text:p>1.97089787293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5582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0049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386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8N4F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325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74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9871</text:p>
          </table:table-cell>
          <table:table-cell office:value-type="float" office:value="-0.118874491072" calcext:value-type="float">
            <text:p>-0.11887449107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00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428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2830</text:p>
          </table:table-cell>
          <table:table-cell office:value-type="float" office:value="1.397804256132" calcext:value-type="float">
            <text:p>1.39780425613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091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NZT1</text:p>
          </table:table-cell>
          <table:table-cell office:value-type="float" office:value="-3.753324823168" calcext:value-type="float">
            <text:p>-3.75332482316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782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738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86VP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1518</text:p>
          </table:table-cell>
          <table:table-cell office:value-type="float" office:value="3.971975289653" calcext:value-type="float">
            <text:p>3.97197528965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040</text:p>
          </table:table-cell>
          <table:table-cell office:value-type="float" office:value="-1.887460590859" calcext:value-type="float">
            <text:p>-1.88746059085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7339</text:p>
          </table:table-cell>
          <table:table-cell office:value-type="float" office:value="0.866263667251" calcext:value-type="float">
            <text:p>0.86626366725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577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290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5086</text:p>
          </table:table-cell>
          <table:table-cell office:value-type="float" office:value="-3.173322862953" calcext:value-type="float">
            <text:p>-3.17332286295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7597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6870</text:p>
          </table:table-cell>
          <table:table-cell office:value-type="float" office:value="1.003829963575" calcext:value-type="float">
            <text:p>1.0038299635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4384</text:p>
          </table:table-cell>
          <table:table-cell office:value-type="float" office:value="0.60303610958" calcext:value-type="float">
            <text:p>0.60303610958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84077</text:p>
          </table:table-cell>
          <table:table-cell office:value-type="float" office:value="4.027660334477" calcext:value-type="float">
            <text:p>4.02766033447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6YHK3</text:p>
          </table:table-cell>
          <table:table-cell office:value-type="float" office:value="1.558251615204" calcext:value-type="float">
            <text:p>1.55825161520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8N6Q3</text:p>
          </table:table-cell>
          <table:table-cell office:value-type="float" office:value="0.235746558525" calcext:value-type="float">
            <text:p>0.2357465585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890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1926</text:p>
          </table:table-cell>
          <table:table-cell office:value-type="float" office:value="3.219778283817" calcext:value-type="float">
            <text:p>3.21977828381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654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0450</text:p>
          </table:table-cell>
          <table:table-cell office:value-type="float" office:value="-0.798344002721" calcext:value-type="float">
            <text:p>-0.79834400272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0751</text:p>
          </table:table-cell>
          <table:table-cell office:value-type="float" office:value="-1.091653397234" calcext:value-type="float">
            <text:p>-1.09165339723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8603</text:p>
          </table:table-cell>
          <table:table-cell office:value-type="float" office:value="-2.282010273669" calcext:value-type="float">
            <text:p>-2.28201027366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515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080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3231</text:p>
          </table:table-cell>
          <table:table-cell office:value-type="float" office:value="-2.836722996107" calcext:value-type="float">
            <text:p>-2.83672299610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H0W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0610</text:p>
          </table:table-cell>
          <table:table-cell office:value-type="float" office:value="4.431388637976" calcext:value-type="float">
            <text:p>4.43138863797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0909</text:p>
          </table:table-cell>
          <table:table-cell office:value-type="float" office:value="0.784478524641" calcext:value-type="float">
            <text:p>0.78447852464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6DG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954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6KP4</text:p>
          </table:table-cell>
          <table:table-cell office:value-type="float" office:value="1.677892629005" calcext:value-type="float">
            <text:p>1.67789262900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UHC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668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024</text:p>
          </table:table-cell>
          <table:table-cell office:value-type="float" office:value="-0.837328090139" calcext:value-type="float">
            <text:p>-0.83732809013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940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C0L4</text:p>
          </table:table-cell>
          <table:table-cell office:value-type="float" office:value="-0.676647282956" calcext:value-type="float">
            <text:p>-0.67664728295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C0L5</text:p>
          </table:table-cell>
          <table:table-cell office:value-type="float" office:value="-2.059087681323" calcext:value-type="float">
            <text:p>-2.05908768132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031</text:p>
          </table:table-cell>
          <table:table-cell office:value-type="float" office:value="-1.007338983232" calcext:value-type="float">
            <text:p>-1.00733898323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064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7357</text:p>
          </table:table-cell>
          <table:table-cell office:value-type="float" office:value="0.256707729417" calcext:value-type="float">
            <text:p>0.25670772941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736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114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632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8IV3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H336</text:p>
          </table:table-cell>
          <table:table-cell office:value-type="float" office:value="-0.206489483988" calcext:value-type="float">
            <text:p>-0.20648948398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H0B8</text:p>
          </table:table-cell>
          <table:table-cell office:value-type="float" office:value="0.907623297705" calcext:value-type="float">
            <text:p>0.90762329770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9498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53GD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7L57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03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582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03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340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7Z4W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94760</text:p>
          </table:table-cell>
          <table:table-cell office:value-type="float" office:value="3.361336855837" calcext:value-type="float">
            <text:p>3.36133685583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9586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834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NVP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784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098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3LXA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941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0796</text:p>
          </table:table-cell>
          <table:table-cell office:value-type="float" office:value="2.519925500961" calcext:value-type="float">
            <text:p>2.51992550096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4855</text:p>
          </table:table-cell>
          <table:table-cell office:value-type="float" office:value="3.193929253976" calcext:value-type="float">
            <text:p>3.19392925397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168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0042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ULA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NY3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7487</text:p>
          </table:table-cell>
          <table:table-cell office:value-type="float" office:value="1.371189867058" calcext:value-type="float">
            <text:p>1.37118986705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420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057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0056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272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563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5VTE0</text:p>
          </table:table-cell>
          <table:table-cell office:value-type="float" office:value="5.085697561178" calcext:value-type="float">
            <text:p>5.08569756117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3639</text:p>
          </table:table-cell>
          <table:table-cell office:value-type="float" office:value="6.24807505843" calcext:value-type="float">
            <text:p>6.24807505843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977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9516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94919</text:p>
          </table:table-cell>
          <table:table-cell office:value-type="float" office:value="0.237638814621" calcext:value-type="float">
            <text:p>0.23763881462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6733</text:p>
          </table:table-cell>
          <table:table-cell office:value-type="float" office:value="0.826822231993" calcext:value-type="float">
            <text:p>0.82682223199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392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5311</text:p>
          </table:table-cell>
          <table:table-cell office:value-type="float" office:value="1.779204113732" calcext:value-type="float">
            <text:p>1.77920411373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1586</text:p>
          </table:table-cell>
          <table:table-cell office:value-type="float" office:value="2.068614188616" calcext:value-type="float">
            <text:p>2.06861418861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146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98095</text:p>
          </table:table-cell>
          <table:table-cell office:value-type="float" office:value="2.896957474762" calcext:value-type="float">
            <text:p>2.89695747476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765</text:p>
          </table:table-cell>
          <table:table-cell office:value-type="float" office:value="-0.302007274502" calcext:value-type="float">
            <text:p>-0.30200727450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0930</text:p>
          </table:table-cell>
          <table:table-cell office:value-type="float" office:value="-0.780491337181" calcext:value-type="float">
            <text:p>-0.78049133718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4609</text:p>
          </table:table-cell>
          <table:table-cell office:value-type="float" office:value="1.602785785567" calcext:value-type="float">
            <text:p>1.60278578556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2841</text:p>
          </table:table-cell>
          <table:table-cell office:value-type="float" office:value="1.399083409413" calcext:value-type="float">
            <text:p>1.39908340941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06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406</text:p>
          </table:table-cell>
          <table:table-cell office:value-type="float" office:value="4.232785523756" calcext:value-type="float">
            <text:p>4.23278552375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141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6744</text:p>
          </table:table-cell>
          <table:table-cell office:value-type="float" office:value="-0.265506246862" calcext:value-type="float">
            <text:p>-0.26550624686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4059</text:p>
          </table:table-cell>
          <table:table-cell office:value-type="float" office:value="0.309593615384" calcext:value-type="float">
            <text:p>0.30959361538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86SF2</text:p>
          </table:table-cell>
          <table:table-cell office:value-type="float" office:value="-0.841217798792" calcext:value-type="float">
            <text:p>-0.84121779879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4697</text:p>
          </table:table-cell>
          <table:table-cell office:value-type="float" office:value="-0.736410871467" calcext:value-type="float">
            <text:p>-0.73641087146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557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115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2565</text:p>
          </table:table-cell>
          <table:table-cell office:value-type="float" office:value="1.425364755278" calcext:value-type="float">
            <text:p>1.42536475527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2566</text:p>
          </table:table-cell>
          <table:table-cell office:value-type="float" office:value="-2.03485655794" calcext:value-type="float">
            <text:p>-2.03485655794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6396</text:p>
          </table:table-cell>
          <table:table-cell office:value-type="float" office:value="-1.505240191002" calcext:value-type="float">
            <text:p>-1.50524019100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621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9440</text:p>
          </table:table-cell>
          <table:table-cell office:value-type="float" office:value="2.094592285891" calcext:value-type="float">
            <text:p>2.09459228589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626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9492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6IJ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695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5JWF2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474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8NBJ4</text:p>
          </table:table-cell>
          <table:table-cell office:value-type="float" office:value="1.448540152364" calcext:value-type="float">
            <text:p>1.44854015236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525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879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1021</text:p>
          </table:table-cell>
          <table:table-cell office:value-type="float" office:value="-1.244079784242" calcext:value-type="float">
            <text:p>-1.24407978424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8637</text:p>
          </table:table-cell>
          <table:table-cell office:value-type="float" office:value="2.5296511553" calcext:value-type="float">
            <text:p>2.5296511553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0390</text:p>
          </table:table-cell>
          <table:table-cell office:value-type="float" office:value="0.53415718457" calcext:value-type="float">
            <text:p>0.53415718457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289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78417</text:p>
          </table:table-cell>
          <table:table-cell office:value-type="float" office:value="1.898991127001" calcext:value-type="float">
            <text:p>1.89899112700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921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071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7834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991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640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90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C0S5</text:p>
          </table:table-cell>
          <table:table-cell office:value-type="float" office:value="1.236048202117" calcext:value-type="float">
            <text:p>1.23604820211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8N25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843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71DI3</text:p>
          </table:table-cell>
          <table:table-cell office:value-type="float" office:value="-3.916080873638" calcext:value-type="float">
            <text:p>-3.91608087363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9905</text:p>
          </table:table-cell>
          <table:table-cell office:value-type="float" office:value="-2.551560517266" calcext:value-type="float">
            <text:p>-2.55156051726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042</text:p>
          </table:table-cell>
          <table:table-cell office:value-type="float" office:value="-2.014696866324" calcext:value-type="float">
            <text:p>-2.01469686632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185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790</text:p>
          </table:table-cell>
          <table:table-cell office:value-type="float" office:value="-0.403310561112" calcext:value-type="float">
            <text:p>-0.40331056111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554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7686</text:p>
          </table:table-cell>
          <table:table-cell office:value-type="float" office:value="2.360894671098" calcext:value-type="float">
            <text:p>2.36089467109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977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86YZ3</text:p>
          </table:table-cell>
          <table:table-cell office:value-type="float" office:value="-0.488527323756" calcext:value-type="float">
            <text:p>-0.48852732375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0953</text:p>
          </table:table-cell>
          <table:table-cell office:value-type="float" office:value="3.845189858881" calcext:value-type="float">
            <text:p>3.84518985888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0492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073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19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7900</text:p>
          </table:table-cell>
          <table:table-cell office:value-type="float" office:value="3.222078868289" calcext:value-type="float">
            <text:p>3.22207886828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8238</text:p>
          </table:table-cell>
          <table:table-cell office:value-type="float" office:value="2.163432701871" calcext:value-type="float">
            <text:p>2.16343270187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8107</text:p>
          </table:table-cell>
          <table:table-cell office:value-type="float" office:value="0.970657550105" calcext:value-type="float">
            <text:p>0.97065755010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1142</text:p>
          </table:table-cell>
          <table:table-cell office:value-type="float" office:value="2.062308640036" calcext:value-type="float">
            <text:p>2.06230864003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4913</text:p>
          </table:table-cell>
          <table:table-cell office:value-type="float" office:value="3.896113326255" calcext:value-type="float">
            <text:p>3.89611332625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Y4L1</text:p>
          </table:table-cell>
          <table:table-cell office:value-type="float" office:value="1.230739668621" calcext:value-type="float">
            <text:p>1.23073966862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4593</text:p>
          </table:table-cell>
          <table:table-cell office:value-type="float" office:value="-0.449604917602" calcext:value-type="float">
            <text:p>-0.44960491760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515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75874</text:p>
          </table:table-cell>
          <table:table-cell office:value-type="float" office:value="2.497770870026" calcext:value-type="float">
            <text:p>2.49777087002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876</text:p>
          </table:table-cell>
          <table:table-cell office:value-type="float" office:value="-0.901555118154" calcext:value-type="float">
            <text:p>-0.90155511815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857</text:p>
          </table:table-cell>
          <table:table-cell office:value-type="float" office:value="-0.330908555229" calcext:value-type="float">
            <text:p>-0.33090855522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859</text:p>
          </table:table-cell>
          <table:table-cell office:value-type="float" office:value="0.122025936" calcext:value-type="float">
            <text:p>0.122025936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860</text:p>
          </table:table-cell>
          <table:table-cell office:value-type="float" office:value="-0.29112884749" calcext:value-type="float">
            <text:p>-0.29112884749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861</text:p>
          </table:table-cell>
          <table:table-cell office:value-type="float" office:value="-0.954515098926" calcext:value-type="float">
            <text:p>-0.95451509892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018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226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8TEX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6940</text:p>
          </table:table-cell>
          <table:table-cell office:value-type="float" office:value="0.715895059581" calcext:value-type="float">
            <text:p>0.71589505958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9823</text:p>
          </table:table-cell>
          <table:table-cell office:value-type="float" office:value="1.176223357531" calcext:value-type="float">
            <text:p>1.17622335753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3645</text:p>
          </table:table-cell>
          <table:table-cell office:value-type="float" office:value="0.769311267109" calcext:value-type="float">
            <text:p>0.76931126710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5527</text:p>
          </table:table-cell>
          <table:table-cell office:value-type="float" office:value="0.468327594615" calcext:value-type="float">
            <text:p>0.46832759461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5908</text:p>
          </table:table-cell>
          <table:table-cell office:value-type="float" office:value="0.919768609488" calcext:value-type="float">
            <text:p>0.91976860948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264</text:p>
          </table:table-cell>
          <table:table-cell office:value-type="float" office:value="0.389088039618" calcext:value-type="float">
            <text:p>0.38908803961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3647</text:p>
          </table:table-cell>
          <table:table-cell office:value-type="float" office:value="-1.203250527637" calcext:value-type="float">
            <text:p>-1.20325052763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25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578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3861</text:p>
          </table:table-cell>
          <table:table-cell office:value-type="float" office:value="0.181769759313" calcext:value-type="float">
            <text:p>0.18176975931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60282</text:p>
          </table:table-cell>
          <table:table-cell office:value-type="float" office:value="2.549507971544" calcext:value-type="float">
            <text:p>2.54950797154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317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H0B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0121</text:p>
          </table:table-cell>
          <table:table-cell office:value-type="float" office:value="-2.274395120737" calcext:value-type="float">
            <text:p>-2.27439512073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UBX7</text:p>
          </table:table-cell>
          <table:table-cell office:value-type="float" office:value="-0.386938647288" calcext:value-type="float">
            <text:p>-0.38693864728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0151</text:p>
          </table:table-cell>
          <table:table-cell office:value-type="float" office:value="2.703920083064" calcext:value-type="float">
            <text:p>2.70392008306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7288</text:p>
          </table:table-cell>
          <table:table-cell office:value-type="float" office:value="0.263977065969" calcext:value-type="float">
            <text:p>0.26397706596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042</text:p>
          </table:table-cell>
          <table:table-cell office:value-type="float" office:value="-1.981164272611" calcext:value-type="float">
            <text:p>-1.98116427261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4618</text:p>
          </table:table-cell>
          <table:table-cell office:value-type="float" office:value="1.629385022772" calcext:value-type="float">
            <text:p>1.62938502277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295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5268</text:p>
          </table:table-cell>
          <table:table-cell office:value-type="float" office:value="-0.029800817059" calcext:value-type="float">
            <text:p>-0.02980081705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1047</text:p>
          </table:table-cell>
          <table:table-cell office:value-type="float" office:value="1.016621018367" calcext:value-type="float">
            <text:p>1.01662101836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0338</text:p>
          </table:table-cell>
          <table:table-cell office:value-type="float" office:value="-1.370855881967" calcext:value-type="float">
            <text:p>-1.37085588196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7195</text:p>
          </table:table-cell>
          <table:table-cell office:value-type="float" office:value="0.626093614417" calcext:value-type="float">
            <text:p>0.62609361441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786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953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2702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9960</text:p>
          </table:table-cell>
          <table:table-cell office:value-type="float" office:value="0.593123109932" calcext:value-type="float">
            <text:p>0.59312310993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3449</text:p>
          </table:table-cell>
          <table:table-cell office:value-type="float" office:value="3.155289188053" calcext:value-type="float">
            <text:p>3.15528918805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4766</text:p>
          </table:table-cell>
          <table:table-cell office:value-type="float" office:value="-2.610318075" calcext:value-type="float">
            <text:p>-2.610318075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188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70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70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20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0253</text:p>
          </table:table-cell>
          <table:table-cell office:value-type="float" office:value="5.104588779994" calcext:value-type="float">
            <text:p>5.10458877999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162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9966</text:p>
          </table:table-cell>
          <table:table-cell office:value-type="float" office:value="0.636734433614" calcext:value-type="float">
            <text:p>0.63673443361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78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NR5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092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BV36</text:p>
          </table:table-cell>
          <table:table-cell office:value-type="float" office:value="4.675345366229" calcext:value-type="float">
            <text:p>4.67534536622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115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4780</text:p>
          </table:table-cell>
          <table:table-cell office:value-type="float" office:value="0.615934068777" calcext:value-type="float">
            <text:p>0.61593406877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6038</text:p>
          </table:table-cell>
          <table:table-cell office:value-type="float" office:value="-0.466760872345" calcext:value-type="float">
            <text:p>-0.46676087234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275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312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Y6C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HC84</text:p>
          </table:table-cell>
          <table:table-cell office:value-type="float" office:value="-0.740527322728" calcext:value-type="float">
            <text:p>-0.74052732272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6W4X9</text:p>
          </table:table-cell>
          <table:table-cell office:value-type="float" office:value="-3.166293398025" calcext:value-type="float">
            <text:p>-3.1662933980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476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558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3490</text:p>
          </table:table-cell>
          <table:table-cell office:value-type="float" office:value="1.688327130125" calcext:value-type="float">
            <text:p>1.688327130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6BCY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5531</text:p>
          </table:table-cell>
          <table:table-cell office:value-type="float" office:value="1.740600530949" calcext:value-type="float">
            <text:p>1.74060053094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2392</text:p>
          </table:table-cell>
          <table:table-cell office:value-type="float" office:value="1.150112011104" calcext:value-type="float">
            <text:p>1.15011201110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2597</text:p>
          </table:table-cell>
          <table:table-cell office:value-type="float" office:value="1.304578514711" calcext:value-type="float">
            <text:p>1.30457851471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285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8473</text:p>
          </table:table-cell>
          <table:table-cell office:value-type="float" office:value="1.207393651661" calcext:value-type="float">
            <text:p>1.20739365166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8NFW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80188</text:p>
          </table:table-cell>
          <table:table-cell office:value-type="float" office:value="-0.80237128059" calcext:value-type="float">
            <text:p>-0.80237128059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BZQ8</text:p>
          </table:table-cell>
          <table:table-cell office:value-type="float" office:value="1.792550357414" calcext:value-type="float">
            <text:p>1.79255035741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BZE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8745</text:p>
          </table:table-cell>
          <table:table-cell office:value-type="float" office:value="1.672264703809" calcext:value-type="float">
            <text:p>1.67226470380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6UXI9</text:p>
          </table:table-cell>
          <table:table-cell office:value-type="float" office:value="2.695353140645" calcext:value-type="float">
            <text:p>2.69535314064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608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276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18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NTK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6UX06</text:p>
          </table:table-cell>
          <table:table-cell office:value-type="float" office:value="0.261189140099" calcext:value-type="float">
            <text:p>0.26118914009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6FW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309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8WUM4</text:p>
          </table:table-cell>
          <table:table-cell office:value-type="float" office:value="1.840606974181" calcext:value-type="float">
            <text:p>1.84060697418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7237</text:p>
          </table:table-cell>
          <table:table-cell office:value-type="float" office:value="2.766375836518" calcext:value-type="float">
            <text:p>2.76637583651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010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5084</text:p>
          </table:table-cell>
          <table:table-cell office:value-type="float" office:value="0.594334450915" calcext:value-type="float">
            <text:p>0.59433445091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6HC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6S96</text:p>
          </table:table-cell>
          <table:table-cell office:value-type="float" office:value="2.013341603319" calcext:value-type="float">
            <text:p>2.01334160331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695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5164</text:p>
          </table:table-cell>
          <table:table-cell office:value-type="float" office:value="-0.005550155793" calcext:value-type="float">
            <text:p>-0.00555015579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085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Y646</text:p>
          </table:table-cell>
          <table:table-cell office:value-type="float" office:value="1.184778158888" calcext:value-type="float">
            <text:p>1.18477815888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6G03</text:p>
          </table:table-cell>
          <table:table-cell office:value-type="float" office:value="1.310082156145" calcext:value-type="float">
            <text:p>1.31008215614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6PD5</text:p>
          </table:table-cell>
          <table:table-cell office:value-type="float" office:value="0.480443214505" calcext:value-type="float">
            <text:p>0.48044321450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43692</text:p>
          </table:table-cell>
          <table:table-cell office:value-type="float" office:value="2.825752944496" calcext:value-type="float">
            <text:p>2.82575294449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8TBX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833</text:p>
          </table:table-cell>
          <table:table-cell office:value-type="float" office:value="-0.496190131503" calcext:value-type="float">
            <text:p>-0.49619013150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8NHP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0747</text:p>
          </table:table-cell>
          <table:table-cell office:value-type="float" office:value="-1.563730751015" calcext:value-type="float">
            <text:p>-1.56373075101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3796</text:p>
          </table:table-cell>
          <table:table-cell office:value-type="float" office:value="-0.026488418919" calcext:value-type="float">
            <text:p>-0.02648841891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516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5309</text:p>
          </table:table-cell>
          <table:table-cell office:value-type="float" office:value="1.734660969717" calcext:value-type="float">
            <text:p>1.73466096971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328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6DA0</text:p>
          </table:table-cell>
          <table:table-cell office:value-type="float" office:value="0.358538327945" calcext:value-type="float">
            <text:p>0.35853832794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3162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004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0041</text:p>
          </table:table-cell>
          <table:table-cell office:value-type="float" office:value="1.355904757002" calcext:value-type="float">
            <text:p>1.35590475700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7737</text:p>
          </table:table-cell>
          <table:table-cell office:value-type="float" office:value="2.711885303775" calcext:value-type="float">
            <text:p>2.7118853037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722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6651</text:p>
          </table:table-cell>
          <table:table-cell office:value-type="float" office:value="2.840681123553" calcext:value-type="float">
            <text:p>2.84068112355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5786</text:p>
          </table:table-cell>
          <table:table-cell office:value-type="float" office:value="2.449084119997" calcext:value-type="float">
            <text:p>2.44908411999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5787</text:p>
          </table:table-cell>
          <table:table-cell office:value-type="float" office:value="1.907714983254" calcext:value-type="float">
            <text:p>1.90771498325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5789</text:p>
          </table:table-cell>
          <table:table-cell office:value-type="float" office:value="0.880817226989" calcext:value-type="float">
            <text:p>0.88081722698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8066</text:p>
          </table:table-cell>
          <table:table-cell office:value-type="float" office:value="2.47862418239" calcext:value-type="float">
            <text:p>2.47862418239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0900</text:p>
          </table:table-cell>
          <table:table-cell office:value-type="float" office:value="0.650497247418" calcext:value-type="float">
            <text:p>0.65049724741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1481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5786</text:p>
          </table:table-cell>
          <table:table-cell office:value-type="float" office:value="0.113862312063" calcext:value-type="float">
            <text:p>0.11386231206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8070</text:p>
          </table:table-cell>
          <table:table-cell office:value-type="float" office:value="1.713175622741" calcext:value-type="float">
            <text:p>1.71317562274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943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7547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3200</text:p>
          </table:table-cell>
          <table:table-cell office:value-type="float" office:value="3.401330117482" calcext:value-type="float">
            <text:p>3.40133011748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632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525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193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262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1216</text:p>
          </table:table-cell>
          <table:table-cell office:value-type="float" office:value="4.103747337741" calcext:value-type="float">
            <text:p>4.10374733774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0039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1106</text:p>
          </table:table-cell>
          <table:table-cell office:value-type="float" office:value="1.814231557304" calcext:value-type="float">
            <text:p>1.81423155730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2820</text:p>
          </table:table-cell>
          <table:table-cell office:value-type="float" office:value="1.9369236363" calcext:value-type="float">
            <text:p>1.9369236363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H0U4</text:p>
          </table:table-cell>
          <table:table-cell office:value-type="float" office:value="4.191816326002" calcext:value-type="float">
            <text:p>4.19181632600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2928</text:p>
          </table:table-cell>
          <table:table-cell office:value-type="float" office:value="0.602725803742" calcext:value-type="float">
            <text:p>0.60272580374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101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95716</text:p>
          </table:table-cell>
          <table:table-cell office:value-type="float" office:value="3.230299286923" calcext:value-type="float">
            <text:p>3.23029928692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100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524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123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282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1159</text:p>
          </table:table-cell>
          <table:table-cell office:value-type="float" office:value="2.100346353643" calcext:value-type="float">
            <text:p>2.10034635364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472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9715</text:p>
          </table:table-cell>
          <table:table-cell office:value-type="float" office:value="3.20127188644" calcext:value-type="float">
            <text:p>3.20127188644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290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8134</text:p>
          </table:table-cell>
          <table:table-cell office:value-type="float" office:value="2.559790577703" calcext:value-type="float">
            <text:p>2.55979057770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8409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3489</text:p>
          </table:table-cell>
          <table:table-cell office:value-type="float" office:value="4.396675003993" calcext:value-type="float">
            <text:p>4.39667500399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131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254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242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538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00584</text:p>
          </table:table-cell>
          <table:table-cell office:value-type="float" office:value="1.075148370542" calcext:value-type="float">
            <text:p>1.07514837054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588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339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270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115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7605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161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7602</text:p>
          </table:table-cell>
          <table:table-cell office:value-type="float" office:value="1.637003490634" calcext:value-type="float">
            <text:p>1.63700349063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9548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6UXD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2383</text:p>
          </table:table-cell>
          <table:table-cell office:value-type="float" office:value="-3.890696644599" calcext:value-type="float">
            <text:p>-3.89069664459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9908</text:p>
          </table:table-cell>
          <table:table-cell office:value-type="float" office:value="0.870598879407" calcext:value-type="float">
            <text:p>0.87059887940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4317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045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GZV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8N11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HAT2</text:p>
          </table:table-cell>
          <table:table-cell office:value-type="float" office:value="3.516128764249" calcext:value-type="float">
            <text:p>3.51612876424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590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7KZF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8294</text:p>
          </table:table-cell>
          <table:table-cell office:value-type="float" office:value="0.5716013709" calcext:value-type="float">
            <text:p>0.5716013709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9508</text:p>
          </table:table-cell>
          <table:table-cell office:value-type="float" office:value="-1.50041531495" calcext:value-type="float">
            <text:p>-1.50041531495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859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1688</text:p>
          </table:table-cell>
          <table:table-cell office:value-type="float" office:value="-1.493487396185" calcext:value-type="float">
            <text:p>-1.49348739618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43278</text:p>
          </table:table-cell>
          <table:table-cell office:value-type="float" office:value="2.394676981071" calcext:value-type="float">
            <text:p>2.39467698107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BUD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278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0020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194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9588</text:p>
          </table:table-cell>
          <table:table-cell office:value-type="float" office:value="1.258447054523" calcext:value-type="float">
            <text:p>1.25844705452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6192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279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4358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8IYJ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6C2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457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8N9U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7802</text:p>
          </table:table-cell>
          <table:table-cell office:value-type="float" office:value="-0.658014956439" calcext:value-type="float">
            <text:p>-0.65801495643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71U36</text:p>
          </table:table-cell>
          <table:table-cell office:value-type="float" office:value="1.499860051017" calcext:value-type="float">
            <text:p>1.49986005101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8363</text:p>
          </table:table-cell>
          <table:table-cell office:value-type="float" office:value="-0.367169031642" calcext:value-type="float">
            <text:p>-0.36716903164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BQE3</text:p>
          </table:table-cell>
          <table:table-cell office:value-type="float" office:value="-1.511532920416" calcext:value-type="float">
            <text:p>-1.51153292041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6PEY2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836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388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BVA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837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350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35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7437</text:p>
          </table:table-cell>
          <table:table-cell office:value-type="float" office:value="0.970711335995" calcext:value-type="float">
            <text:p>0.97071133599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BUF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798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7837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936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022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5072</text:p>
          </table:table-cell>
          <table:table-cell office:value-type="float" office:value="2.171333114655" calcext:value-type="float">
            <text:p>2.17133311465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1980</text:p>
          </table:table-cell>
          <table:table-cell office:value-type="float" office:value="0.649323692874" calcext:value-type="float">
            <text:p>0.64932369287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818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9221</text:p>
          </table:table-cell>
          <table:table-cell office:value-type="float" office:value="2.35064271562" calcext:value-type="float">
            <text:p>2.35064271562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43493</text:p>
          </table:table-cell>
          <table:table-cell office:value-type="float" office:value="1.100970049099" calcext:value-type="float">
            <text:p>1.10097004909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0734</text:p>
          </table:table-cell>
          <table:table-cell office:value-type="float" office:value="-1.945076221655" calcext:value-type="float">
            <text:p>-1.94507622165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6ZMP0</text:p>
          </table:table-cell>
          <table:table-cell office:value-type="float" office:value="0.806737425737" calcext:value-type="float">
            <text:p>0.80673742573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033</text:p>
          </table:table-cell>
          <table:table-cell office:value-type="float" office:value="1.782716917986" calcext:value-type="float">
            <text:p>1.78271691798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6035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9401</text:p>
          </table:table-cell>
          <table:table-cell office:value-type="float" office:value="-0.58845754686" calcext:value-type="float">
            <text:p>-0.58845754686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NS6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0750</text:p>
          </table:table-cell>
          <table:table-cell office:value-type="float" office:value="-0.980823720036" calcext:value-type="float">
            <text:p>-0.98082372003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0174</text:p>
          </table:table-cell>
          <table:table-cell office:value-type="float" office:value="0.706106881368" calcext:value-type="float">
            <text:p>0.70610688136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787</text:p>
          </table:table-cell>
          <table:table-cell office:value-type="float" office:value="-1.049515919309" calcext:value-type="float">
            <text:p>-1.04951591930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788</text:p>
          </table:table-cell>
          <table:table-cell office:value-type="float" office:value="-0.722685038336" calcext:value-type="float">
            <text:p>-0.72268503833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9467</text:p>
          </table:table-cell>
          <table:table-cell office:value-type="float" office:value="2.495336955807" calcext:value-type="float">
            <text:p>2.49533695580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7996</text:p>
          </table:table-cell>
          <table:table-cell office:value-type="float" office:value="-0.911364205959" calcext:value-type="float">
            <text:p>-0.91136420595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231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108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597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7Z3Y8</text:p>
          </table:table-cell>
          <table:table-cell office:value-type="float" office:value="0.702922130642" calcext:value-type="float">
            <text:p>0.70292213064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60701</text:p>
          </table:table-cell>
          <table:table-cell office:value-type="float" office:value="0.258809521643" calcext:value-type="float">
            <text:p>0.25880952164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685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791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BV4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9536</text:p>
          </table:table-cell>
          <table:table-cell office:value-type="float" office:value="3.583290566115" calcext:value-type="float">
            <text:p>3.58329056611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305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UN3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774</text:p>
          </table:table-cell>
          <table:table-cell office:value-type="float" office:value="-0.222202080013" calcext:value-type="float">
            <text:p>-0.22220208001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00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4508</text:p>
          </table:table-cell>
          <table:table-cell office:value-type="float" office:value="-0.300336117271" calcext:value-type="float">
            <text:p>-0.30033611727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058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5311</text:p>
          </table:table-cell>
          <table:table-cell office:value-type="float" office:value="0.588343015042" calcext:value-type="float">
            <text:p>0.58834301504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1459</text:p>
          </table:table-cell>
          <table:table-cell office:value-type="float" office:value="4.482969912691" calcext:value-type="float">
            <text:p>4.48296991269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0738</text:p>
          </table:table-cell>
          <table:table-cell office:value-type="float" office:value="-0.699281892386" calcext:value-type="float">
            <text:p>-0.69928189238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15230</text:p>
          </table:table-cell>
          <table:table-cell office:value-type="float" office:value="2.911997641759" calcext:value-type="float">
            <text:p>2.91199764175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4760</text:p>
          </table:table-cell>
          <table:table-cell office:value-type="float" office:value="3.611637593344" calcext:value-type="float">
            <text:p>3.61163759334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5579</text:p>
          </table:table-cell>
          <table:table-cell office:value-type="float" office:value="1.37510927812" calcext:value-type="float">
            <text:p>1.37510927812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69V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9497</text:p>
          </table:table-cell>
          <table:table-cell office:value-type="float" office:value="1.407492670756" calcext:value-type="float">
            <text:p>1.40749267075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716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3228</text:p>
          </table:table-cell>
          <table:table-cell office:value-type="float" office:value="0.717578173566" calcext:value-type="float">
            <text:p>0.71757817356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543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76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1946</text:p>
          </table:table-cell>
          <table:table-cell office:value-type="float" office:value="0.398390195687" calcext:value-type="float">
            <text:p>0.39839019568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2258</text:p>
          </table:table-cell>
          <table:table-cell office:value-type="float" office:value="1.144712228582" calcext:value-type="float">
            <text:p>1.14471222858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491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2736</text:p>
          </table:table-cell>
          <table:table-cell office:value-type="float" office:value="-0.098211984385" calcext:value-type="float">
            <text:p>-0.09821198438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652</text:p>
          </table:table-cell>
          <table:table-cell office:value-type="float" office:value="-1.210926275646" calcext:value-type="float">
            <text:p>-1.21092627564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309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8WVQ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0160</text:p>
          </table:table-cell>
          <table:table-cell office:value-type="float" office:value="0.718459002742" calcext:value-type="float">
            <text:p>0.71845900274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00299</text:p>
          </table:table-cell>
          <table:table-cell office:value-type="float" office:value="2.84125550132" calcext:value-type="float">
            <text:p>2.84125550132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3528</text:p>
          </table:table-cell>
          <table:table-cell office:value-type="float" office:value="4.298664952636" calcext:value-type="float">
            <text:p>4.29866495263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Y6R7</text:p>
          </table:table-cell>
          <table:table-cell office:value-type="float" office:value="0.987760427835" calcext:value-type="float">
            <text:p>0.98776042783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679</text:p>
          </table:table-cell>
          <table:table-cell office:value-type="float" office:value="-1.006695509096" calcext:value-type="float">
            <text:p>-1.00669550909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1333</text:p>
          </table:table-cell>
          <table:table-cell office:value-type="float" office:value="0.669747764824" calcext:value-type="float">
            <text:p>0.66974776482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75369</text:p>
          </table:table-cell>
          <table:table-cell office:value-type="float" office:value="1.385016463152" calcext:value-type="float">
            <text:p>1.38501646315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794</text:p>
          </table:table-cell>
          <table:table-cell office:value-type="float" office:value="1.504987267976" calcext:value-type="float">
            <text:p>1.50498726797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2792</text:p>
          </table:table-cell>
          <table:table-cell office:value-type="float" office:value="0.24115469211" calcext:value-type="float">
            <text:p>0.24115469211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261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76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3241</text:p>
          </table:table-cell>
          <table:table-cell office:value-type="float" office:value="3.994749517565" calcext:value-type="float">
            <text:p>3.99474951756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877</text:p>
          </table:table-cell>
          <table:table-cell office:value-type="float" office:value="-1.437637408824" calcext:value-type="float">
            <text:p>-1.43763740882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3241</text:p>
          </table:table-cell>
          <table:table-cell office:value-type="float" office:value="-1.128507105464" calcext:value-type="float">
            <text:p>-1.12850710546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15296</text:p>
          </table:table-cell>
          <table:table-cell office:value-type="float" office:value="0.679405217346" calcext:value-type="float">
            <text:p>0.67940521734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1717</text:p>
          </table:table-cell>
          <table:table-cell office:value-type="float" office:value="2.348800217482" calcext:value-type="float">
            <text:p>2.34880021748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0086</text:p>
          </table:table-cell>
          <table:table-cell office:value-type="float" office:value="3.548276298705" calcext:value-type="float">
            <text:p>3.54827629870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7852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3332</text:p>
          </table:table-cell>
          <table:table-cell office:value-type="float" office:value="1.329320873113" calcext:value-type="float">
            <text:p>1.32932087311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0337</text:p>
          </table:table-cell>
          <table:table-cell office:value-type="float" office:value="2.114596953642" calcext:value-type="float">
            <text:p>2.11459695364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P270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2673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3501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5452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18206</text:p>
          </table:table-cell>
          <table:table-cell office:value-type="float" office:value="-0.26326390701" calcext:value-type="float">
            <text:p>-0.26326390701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772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120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61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1591</text:p>
          </table:table-cell>
          <table:table-cell office:value-type="float" office:value="-1.116183736957" calcext:value-type="float">
            <text:p>-1.11618373695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O95359</text:p>
          </table:table-cell>
          <table:table-cell office:value-type="float" office:value="2.363414259424" calcext:value-type="float">
            <text:p>2.36341425942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68133</text:p>
          </table:table-cell>
          <table:table-cell office:value-type="float" office:value="-0.233908225713" calcext:value-type="float">
            <text:p>-0.23390822571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7108</text:p>
          </table:table-cell>
          <table:table-cell office:value-type="float" office:value="-0.066904413567" calcext:value-type="float">
            <text:p>-0.06690441356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8133</text:p>
          </table:table-cell>
          <table:table-cell office:value-type="float" office:value="-0.356043023052" calcext:value-type="float">
            <text:p>-0.35604302305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80723</text:p>
          </table:table-cell>
          <table:table-cell office:value-type="float" office:value="0.710528850458" calcext:value-type="float">
            <text:p>0.71052885045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47756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1944</text:p>
          </table:table-cell>
          <table:table-cell office:value-type="float" office:value="-1.391606879913" calcext:value-type="float">
            <text:p>-1.39160687991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6222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248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2790</text:p>
          </table:table-cell>
          <table:table-cell office:value-type="float" office:value="3.483634614798" calcext:value-type="float">
            <text:p>3.48363461479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9H4G4</text:p>
          </table:table-cell>
          <table:table-cell office:value-type="float" office:value="-1.123738392105" calcext:value-type="float">
            <text:p>-1.12373839210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50395</text:p>
          </table:table-cell>
          <table:table-cell office:value-type="float" office:value="0.771371701609" calcext:value-type="float">
            <text:p>0.77137170160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9237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32119</text:p>
          </table:table-cell>
          <table:table-cell office:value-type="float" office:value="1.222760707381" calcext:value-type="float">
            <text:p>1.22276070738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491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16769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04279</text:p>
          </table:table-cell>
          <table:table-cell office:value-type="float" office:value="-3.335152462039" calcext:value-type="float">
            <text:p>-3.33515246203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8629</text:p>
          </table:table-cell>
          <table:table-cell office:value-type="float" office:value="0.249508491159" calcext:value-type="float">
            <text:p>0.24950849115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A8MW06</text:p>
          </table:table-cell>
          <table:table-cell office:value-type="float" office:value="-0.101016190764" calcext:value-type="float">
            <text:p>-0.10101619076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A9Z1Y9</text:p>
          </table:table-cell>
          <table:table-cell office:value-type="float" office:value="-3.6665558905" calcext:value-type="float">
            <text:p>-3.6665558905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63HN8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23381</text:p>
          </table:table-cell>
          <table:table-cell office:value-type="float" office:value="1.38306814953" calcext:value-type="float">
            <text:p>1.38306814953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Q08EQ4</text:p>
          </table:table-cell>
          <table:table-cell office:value-type="float" office:value="0" calcext:value-type="float">
            <text:p>0.000000000000</text:p>
          </table:table-cell>
          <table:table-cell table:number-columns-repeated="974"/>
        </table:table-row>
        <table:table-row table:style-name="ro1" table:number-rows-repeated="1047951">
          <table:table-cell table:number-columns-repeated="976"/>
        </table:table-row>
        <table:table-row table:style-name="ro1">
          <table:table-cell table:number-columns-repeated="9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number:number-style style:name="N112">
      <number:number number:decimal-places="6" loext:min-decimal-places="6" number:min-integer-digits="1" number:grouping="true"/>
    </number:number-style>
    <number:number-style style:name="N113">
      <number:number number:decimal-places="7" loext:min-decimal-places="7" number:min-integer-digits="1" number:grouping="true"/>
    </number:number-style>
    <number:number-style style:name="N114">
      <number:number number:decimal-places="8" loext:min-decimal-places="8" number:min-integer-digits="1" number:grouping="true"/>
    </number:number-style>
    <number:number-style style:name="N115">
      <number:number number:decimal-places="9" loext:min-decimal-places="9" number:min-integer-digits="1" number:grouping="true"/>
    </number:number-style>
    <number:number-style style:name="N116">
      <number:number number:decimal-places="10" loext:min-decimal-places="10" number:min-integer-digits="1" number:grouping="true"/>
    </number:number-style>
    <number:number-style style:name="N117">
      <number:number number:decimal-places="11" loext:min-decimal-places="11" number:min-integer-digits="1" number:grouping="true"/>
    </number:number-style>
    <number:number-style style:name="N118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30T19:30:05.652787492</dc:date>
    <meta:editing-duration>PT4M</meta:editing-duration>
    <meta:editing-cycles>2</meta:editing-cycles>
    <meta:generator>LibreOffice/6.0.6.2$Linux_X86_64 LibreOffice_project/00m0$Build-2</meta:generator>
    <meta:document-statistic meta:table-count="1" meta:cell-count="1248" meta:object-count="0"/>
  </office:meta>
</office:document-meta>
</file>